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1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tby za správu bytových a nebytových pros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tby správcům (tis. Kč)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416000" calcext:value-type="float">
            <text:p>1 416 000</text:p>
          </table:table-cell>
          <table:table-cell table:style-name="ce4" office:value-type="float" office:value="1867000" calcext:value-type="float">
            <text:p>1 867 000</text:p>
          </table:table-cell>
          <table:table-cell table:style-name="ce4" office:value-type="float" office:value="1970000" calcext:value-type="float">
            <text:p>1 970 000</text:p>
          </table:table-cell>
          <table:table-cell table:style-name="ce4" office:value-type="float" office:value="1941000" calcext:value-type="float">
            <text:p>1 941 000</text:p>
          </table:table-cell>
          <table:table-cell table:style-name="ce4" office:value-type="float" office:value="1938000" calcext:value-type="float">
            <text:p>1 938 000</text:p>
          </table:table-cell>
          <table:table-cell table:style-name="ce4" office:value-type="float" office:value="2179000" calcext:value-type="float">
            <text:p>2 179 000</text:p>
          </table:table-cell>
          <table:table-cell table:style-name="ce4" office:value-type="float" office:value="2148000" calcext:value-type="float">
            <text:p>2 148 000</text:p>
          </table:table-cell>
          <table:table-cell table:style-name="ce4" office:value-type="float" office:value="1445000" calcext:value-type="float">
            <text:p>1 445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127000" calcext:value-type="float">
            <text:p>7 127 000</text:p>
          </table:table-cell>
          <table:table-cell table:style-name="ce4" office:value-type="float" office:value="8320000" calcext:value-type="float">
            <text:p>8 320 000</text:p>
          </table:table-cell>
          <table:table-cell table:style-name="ce4" office:value-type="float" office:value="9246000" calcext:value-type="float">
            <text:p>9 246 000</text:p>
          </table:table-cell>
          <table:table-cell table:style-name="ce4" office:value-type="float" office:value="9325000" calcext:value-type="float">
            <text:p>9 325 000</text:p>
          </table:table-cell>
          <table:table-cell table:style-name="ce4" office:value-type="float" office:value="9133000" calcext:value-type="float">
            <text:p>9 133 000</text:p>
          </table:table-cell>
          <table:table-cell table:style-name="ce4" office:value-type="float" office:value="9606000" calcext:value-type="float">
            <text:p>9 606 000</text:p>
          </table:table-cell>
          <table:table-cell table:style-name="ce4" office:value-type="float" office:value="10403000" calcext:value-type="float">
            <text:p>10 403 000</text:p>
          </table:table-cell>
          <table:table-cell table:style-name="ce4" office:value-type="float" office:value="6973000" calcext:value-type="float">
            <text:p>6 97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456000" calcext:value-type="float">
            <text:p>456 000</text:p>
          </table:table-cell>
          <table:table-cell table:style-name="ce4" office:value-type="float" office:value="421000" calcext:value-type="float">
            <text:p>421 000</text:p>
          </table:table-cell>
          <table:table-cell table:style-name="ce4" office:value-type="float" office:value="454000" calcext:value-type="float">
            <text:p>454 000</text:p>
          </table:table-cell>
          <table:table-cell table:style-name="ce4" office:value-type="float" office:value="448000" calcext:value-type="float">
            <text:p>448 000</text:p>
          </table:table-cell>
          <table:table-cell table:style-name="ce4" office:value-type="float" office:value="451000" calcext:value-type="float">
            <text:p>451 000</text:p>
          </table:table-cell>
          <table:table-cell table:number-columns-repeated="2" table:style-name="ce4" office:value-type="float" office:value="450000" calcext:value-type="float">
            <text:p>450 000</text:p>
          </table:table-cell>
          <table:table-cell table:style-name="ce4" office:value-type="float" office:value="283000" calcext:value-type="float">
            <text:p>28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7963000" calcext:value-type="float">
            <text:p>7 963 000</text:p>
          </table:table-cell>
          <table:table-cell table:style-name="ce4" office:value-type="float" office:value="10538000" calcext:value-type="float">
            <text:p>10 538 000</text:p>
          </table:table-cell>
          <table:table-cell table:style-name="ce4" office:value-type="float" office:value="10887000" calcext:value-type="float">
            <text:p>10 887 000</text:p>
          </table:table-cell>
          <table:table-cell table:style-name="ce4" office:value-type="float" office:value="11661000" calcext:value-type="float">
            <text:p>11 661 000</text:p>
          </table:table-cell>
          <table:table-cell table:style-name="ce4" office:value-type="float" office:value="14607000" calcext:value-type="float">
            <text:p>14 607 000</text:p>
          </table:table-cell>
          <table:table-cell table:style-name="ce4" office:value-type="float" office:value="14660000" calcext:value-type="float">
            <text:p>14 660 000</text:p>
          </table:table-cell>
          <table:table-cell table:style-name="ce4" office:value-type="float" office:value="14908000" calcext:value-type="float">
            <text:p>14 908 000</text:p>
          </table:table-cell>
          <table:table-cell table:style-name="ce4" office:value-type="float" office:value="10234000" calcext:value-type="float">
            <text:p>10 234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4" office:value-type="float" office:value="12600000" calcext:value-type="float">
            <text:p>12 600 000</text:p>
          </table:table-cell>
          <table:table-cell table:style-name="ce4" office:value-type="float" office:value="12700000" calcext:value-type="float">
            <text:p>12 700 000</text:p>
          </table:table-cell>
          <table:table-cell table:style-name="ce4" office:value-type="float" office:value="12776000" calcext:value-type="float">
            <text:p>12 776 000</text:p>
          </table:table-cell>
          <table:table-cell table:style-name="ce4" office:value-type="float" office:value="12884000" calcext:value-type="float">
            <text:p>12 884 000</text:p>
          </table:table-cell>
          <table:table-cell table:style-name="ce4" office:value-type="float" office:value="12963000" calcext:value-type="float">
            <text:p>12 963 000</text:p>
          </table:table-cell>
          <table:table-cell table:style-name="ce4" office:value-type="float" office:value="12978000" calcext:value-type="float">
            <text:p>12 978 000</text:p>
          </table:table-cell>
          <table:table-cell table:style-name="ce4" office:value-type="float" office:value="12181000" calcext:value-type="float">
            <text:p>12 181 000</text:p>
          </table:table-cell>
          <table:table-cell table:style-name="ce4" office:value-type="float" office:value="8633000" calcext:value-type="float">
            <text:p>8 633 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4" office:value-type="float" office:value="883000" calcext:value-type="float">
            <text:p>883 000</text:p>
          </table:table-cell>
          <table:table-cell table:style-name="ce4" office:value-type="float" office:value="939000" calcext:value-type="float">
            <text:p>939 000</text:p>
          </table:table-cell>
          <table:table-cell table:style-name="ce4" office:value-type="float" office:value="841000" calcext:value-type="float">
            <text:p>841 000</text:p>
          </table:table-cell>
          <table:table-cell table:style-name="ce4" office:value-type="float" office:value="1060000" calcext:value-type="float">
            <text:p>1 060 000</text:p>
          </table:table-cell>
          <table:table-cell table:style-name="ce4" office:value-type="float" office:value="1376000" calcext:value-type="float">
            <text:p>1 376 000</text:p>
          </table:table-cell>
          <table:table-cell table:style-name="ce4" office:value-type="float" office:value="1321000" calcext:value-type="float">
            <text:p>1 321 000</text:p>
          </table:table-cell>
          <table:table-cell table:style-name="ce4" office:value-type="float" office:value="784000" calcext:value-type="float">
            <text:p>784 000</text:p>
          </table:table-cell>
          <table:table-cell table:style-name="ce4" office:value-type="float" office:value="572000" calcext:value-type="float">
            <text:p>572 0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ZNÁMK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Údaje v tab. "Platby správcům" jsou uvedeny v tisících Kč a byly čerpány z oficiálních účetních sestav, účet 518 0021 pro byty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18 0022 pro nebytové prostory. Za rok 2016 jsou uvedeny oficiální údaje za 1. až 3. čtvrtletí, účetní uzávěrka za celý rok ještě neproběhl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pravovaná plocha (m2)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1617.97" calcext:value-type="float">
            <text:p>11 617,97</text:p>
          </table:table-cell>
          <table:table-cell table:style-name="ce5" office:value-type="float" office:value="11834.09" calcext:value-type="float">
            <text:p>11 834,09</text:p>
          </table:table-cell>
          <table:table-cell table:style-name="ce5" office:value-type="float" office:value="11721.46" calcext:value-type="float">
            <text:p>11 721,46</text:p>
          </table:table-cell>
          <table:table-cell table:style-name="ce5" office:value-type="float" office:value="12906.42" calcext:value-type="float">
            <text:p>12 906,42</text:p>
          </table:table-cell>
          <table:table-cell table:style-name="ce5" office:value-type="float" office:value="12970.32" calcext:value-type="float">
            <text:p>12 970,32</text:p>
          </table:table-cell>
          <table:table-cell table:style-name="ce5" office:value-type="float" office:value="13140.67" calcext:value-type="float">
            <text:p>13 140,67</text:p>
          </table:table-cell>
          <table:table-cell table:style-name="ce5" office:value-type="float" office:value="13025.16" calcext:value-type="float">
            <text:p>13 025,16</text:p>
          </table:table-cell>
          <table:table-cell table:style-name="ce5" office:value-type="float" office:value="13235.16" calcext:value-type="float">
            <text:p>13 235,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57572.75" calcext:value-type="float">
            <text:p>57 572,75</text:p>
          </table:table-cell>
          <table:table-cell table:style-name="ce5" office:value-type="float" office:value="66953.66" calcext:value-type="float">
            <text:p>66 953,66</text:p>
          </table:table-cell>
          <table:table-cell table:style-name="ce5" office:value-type="float" office:value="78904.77" calcext:value-type="float">
            <text:p>78 904,77</text:p>
          </table:table-cell>
          <table:table-cell table:style-name="ce5" office:value-type="float" office:value="79575.55" calcext:value-type="float">
            <text:p>79 575,55</text:p>
          </table:table-cell>
          <table:table-cell table:style-name="ce5" office:value-type="float" office:value="77958" calcext:value-type="float">
            <text:p>77 958,00</text:p>
          </table:table-cell>
          <table:table-cell table:style-name="ce5" office:value-type="float" office:value="89387.06" calcext:value-type="float">
            <text:p>89 387,06</text:p>
          </table:table-cell>
          <table:table-cell table:style-name="ce5" office:value-type="float" office:value="98139.35" calcext:value-type="float">
            <text:p>98 139,35</text:p>
          </table:table-cell>
          <table:table-cell table:style-name="ce5" office:value-type="float" office:value="96264.2200000001" calcext:value-type="float">
            <text:p>96 264,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office:value-type="float" office:value="18035.12" calcext:value-type="float">
            <text:p>18 035,12</text:p>
          </table:table-cell>
          <table:table-cell table:style-name="ce5" office:value-type="float" office:value="18114.4" calcext:value-type="float">
            <text:p>18 114,40</text:p>
          </table:table-cell>
          <table:table-cell table:style-name="ce5" office:value-type="float" office:value="17667.96" calcext:value-type="float">
            <text:p>17 667,96</text:p>
          </table:table-cell>
          <table:table-cell table:style-name="ce5" office:value-type="float" office:value="17715.32" calcext:value-type="float">
            <text:p>17 715,32</text:p>
          </table:table-cell>
          <table:table-cell table:style-name="ce5" office:value-type="float" office:value="17629.64" calcext:value-type="float">
            <text:p>17 629,64</text:p>
          </table:table-cell>
          <table:table-cell table:style-name="ce5" office:value-type="float" office:value="17655.34" calcext:value-type="float">
            <text:p>17 655,34</text:p>
          </table:table-cell>
          <table:table-cell table:style-name="ce5" office:value-type="float" office:value="17681.08" calcext:value-type="float">
            <text:p>17 681,08</text:p>
          </table:table-cell>
          <table:table-cell table:style-name="ce5" office:value-type="float" office:value="17769.39" calcext:value-type="float">
            <text:p>17 769,3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office:value-type="float" office:value="71087.46" calcext:value-type="float">
            <text:p>71 087,46</text:p>
          </table:table-cell>
          <table:table-cell table:style-name="ce5" office:value-type="float" office:value="107029.67" calcext:value-type="float">
            <text:p>107 029,67</text:p>
          </table:table-cell>
          <table:table-cell table:style-name="ce5" office:value-type="float" office:value="120989.66" calcext:value-type="float">
            <text:p>120 989,66</text:p>
          </table:table-cell>
          <table:table-cell table:style-name="ce5" office:value-type="float" office:value="125199.39" calcext:value-type="float">
            <text:p>125 199,39</text:p>
          </table:table-cell>
          <table:table-cell table:style-name="ce5" office:value-type="float" office:value="189636.63" calcext:value-type="float">
            <text:p>189 636,63</text:p>
          </table:table-cell>
          <table:table-cell table:style-name="ce5" office:value-type="float" office:value="188774.12" calcext:value-type="float">
            <text:p>188 774,12</text:p>
          </table:table-cell>
          <table:table-cell table:style-name="ce5" office:value-type="float" office:value="209335.74" calcext:value-type="float">
            <text:p>209 335,74</text:p>
          </table:table-cell>
          <table:table-cell table:style-name="ce5" office:value-type="float" office:value="211180.35" calcext:value-type="float">
            <text:p>211 180,3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195765.47+113262.3+85893.18" office:value-type="float" office:value="394920.95" calcext:value-type="float">
            <text:p>394 920,95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4607.86+113262.3+85893.18" office:value-type="float" office:value="393763.34" calcext:value-type="float">
            <text:p>393 763,34</text:p>
          </table:table-cell>
          <table:table-cell table:style-name="ce5" table:formula="of:=197079.15+113262.3+85893.18" office:value-type="float" office:value="396234.63" calcext:value-type="float">
            <text:p>396 234,63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style-name="ce5" table:formula="of:=162902.93+113262.3+85893.18" office:value-type="float" office:value="362058.41" calcext:value-type="float">
            <text:p>362 058,4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17600.65+6926.7+11253.8+11350.96+4188.79+2805.9" office:value-type="float" office:value="54126.8" calcext:value-type="float">
            <text:p>54 126,80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5563.8+6926.7+11253.8+11350.96+4188.79+2805.9" office:value-type="float" office:value="52089.95" calcext:value-type="float">
            <text:p>52 089,95</text:p>
          </table:table-cell>
          <table:table-cell table:style-name="ce5" table:formula="of:=17028.58+6926.7+11253.8+11350.96+4188.79+2805.9" office:value-type="float" office:value="53554.73" calcext:value-type="float">
            <text:p>53 554,73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style-name="ce5" table:formula="of:=9738.94+6926.7+11253.8+11350.96+4188.79+2805.9" office:value-type="float" office:value="46265.09" calcext:value-type="float">
            <text:p>46 265,0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Kč/m2/měsíc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4]/[.C16]/12" office:value-type="float" office:value="10.156679695334" calcext:value-type="float">
            <text:p>10,16</text:p>
          </table:table-cell>
          <table:table-cell table:style-name="ce5" table:formula="of:=[.D4]/[.D16]/12" office:value-type="float" office:value="13.1470466536365" calcext:value-type="float">
            <text:p>13,15</text:p>
          </table:table-cell>
          <table:table-cell table:style-name="ce5" table:formula="of:=[.E4]/[.E16]/12" office:value-type="float" office:value="14.0056500356327" calcext:value-type="float">
            <text:p>14,01</text:p>
          </table:table-cell>
          <table:table-cell table:style-name="ce5" table:formula="of:=[.F4]/[.F16]/12" office:value-type="float" office:value="12.5325225740368" calcext:value-type="float">
            <text:p>12,53</text:p>
          </table:table-cell>
          <table:table-cell table:style-name="ce5" table:formula="of:=[.G4]/[.G16]/12" office:value-type="float" office:value="12.4515046660375" calcext:value-type="float">
            <text:p>12,45</text:p>
          </table:table-cell>
          <table:table-cell table:style-name="ce5" table:formula="of:=[.H4]/[.H16]/12" office:value-type="float" office:value="13.8184227541924" calcext:value-type="float">
            <text:p>13,82</text:p>
          </table:table-cell>
          <table:table-cell table:style-name="ce5" table:formula="of:=[.I4]/[.I16]/12" office:value-type="float" office:value="13.7426334878036" calcext:value-type="float">
            <text:p>13,74</text:p>
          </table:table-cell>
          <table:table-cell table:style-name="ce5" table:formula="of:=[.J4]/[.J16]/12" office:value-type="float" office:value="9.0982403436503" calcext:value-type="float">
            <text:p>9,10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5]/[.C17]/12" office:value-type="float" office:value="10.3159336086372" calcext:value-type="float">
            <text:p>10,32</text:p>
          </table:table-cell>
          <table:table-cell table:style-name="ce5" table:formula="of:=[.D5]/[.D17]/12" office:value-type="float" office:value="10.3554209483594" calcext:value-type="float">
            <text:p>10,36</text:p>
          </table:table-cell>
          <table:table-cell table:style-name="ce5" table:formula="of:=[.E5]/[.E17]/12" office:value-type="float" office:value="9.76493563063425" calcext:value-type="float">
            <text:p>9,76</text:p>
          </table:table-cell>
          <table:table-cell table:style-name="ce5" table:formula="of:=[.F5]/[.F17]/12" office:value-type="float" office:value="9.76535296750488" calcext:value-type="float">
            <text:p>9,77</text:p>
          </table:table-cell>
          <table:table-cell table:style-name="ce5" table:formula="of:=[.G5]/[.G17]/12" office:value-type="float" office:value="9.7627354900502" calcext:value-type="float">
            <text:p>9,76</text:p>
          </table:table-cell>
          <table:table-cell table:style-name="ce5" table:formula="of:=[.H5]/[.H17]/12" office:value-type="float" office:value="8.95543493655569" calcext:value-type="float">
            <text:p>8,96</text:p>
          </table:table-cell>
          <table:table-cell table:style-name="ce5" table:formula="of:=[.I5]/[.I17]/12" office:value-type="float" office:value="8.83352769981324" calcext:value-type="float">
            <text:p>8,83</text:p>
          </table:table-cell>
          <table:table-cell table:style-name="ce5" table:formula="of:=[.J5]/[.J17]/12" office:value-type="float" office:value="6.03633762714052" calcext:value-type="float">
            <text:p>6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6]/[.C18]/12" office:value-type="float" office:value="2.10700011976632" calcext:value-type="float">
            <text:p>2,11</text:p>
          </table:table-cell>
          <table:table-cell table:style-name="ce5" table:formula="of:=[.D6]/[.D18]/12" office:value-type="float" office:value="1.93676485742466" calcext:value-type="float">
            <text:p>1,94</text:p>
          </table:table-cell>
          <table:table-cell table:style-name="ce5" table:formula="of:=[.E6]/[.E18]/12" office:value-type="float" office:value="2.14135267078561" calcext:value-type="float">
            <text:p>2,14</text:p>
          </table:table-cell>
          <table:table-cell table:style-name="ce5" table:formula="of:=[.F6]/[.F18]/12" office:value-type="float" office:value="2.10740383652868" calcext:value-type="float">
            <text:p>2,11</text:p>
          </table:table-cell>
          <table:table-cell table:style-name="ce5" table:formula="of:=[.G6]/[.G18]/12" office:value-type="float" office:value="2.13182647707686" calcext:value-type="float">
            <text:p>2,13</text:p>
          </table:table-cell>
          <table:table-cell table:style-name="ce5" table:formula="of:=[.H6]/[.H18]/12" office:value-type="float" office:value="2.12400327606265" calcext:value-type="float">
            <text:p>2,12</text:p>
          </table:table-cell>
          <table:table-cell table:style-name="ce5" table:formula="of:=[.I6]/[.I18]/12" office:value-type="float" office:value="2.12091116605999" calcext:value-type="float">
            <text:p>2,12</text:p>
          </table:table-cell>
          <table:table-cell table:style-name="ce5" table:formula="of:=[.J6]/[.J18]/12" office:value-type="float" office:value="1.32718868421107" calcext:value-type="float">
            <text:p>1,33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OLID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7]/[.C19]/12" office:value-type="float" office:value="9.3347453029456" calcext:value-type="float">
            <text:p>9,33</text:p>
          </table:table-cell>
          <table:table-cell table:style-name="ce5" table:formula="of:=[.D7]/[.D19]/12" office:value-type="float" office:value="8.20488997739287" calcext:value-type="float">
            <text:p>8,20</text:p>
          </table:table-cell>
          <table:table-cell table:style-name="ce5" table:formula="of:=[.E7]/[.E19]/12" office:value-type="float" office:value="7.49857467158764" calcext:value-type="float">
            <text:p>7,50</text:p>
          </table:table-cell>
          <table:table-cell table:style-name="ce5" table:formula="of:=[.F7]/[.F19]/12" office:value-type="float" office:value="7.76161928584476" calcext:value-type="float">
            <text:p>7,76</text:p>
          </table:table-cell>
          <table:table-cell table:style-name="ce5" table:formula="of:=[.G7]/[.G19]/12" office:value-type="float" office:value="6.41885483832949" calcext:value-type="float">
            <text:p>6,42</text:p>
          </table:table-cell>
          <table:table-cell table:style-name="ce5" table:formula="of:=[.H7]/[.H19]/12" office:value-type="float" office:value="6.47157919033958" calcext:value-type="float">
            <text:p>6,47</text:p>
          </table:table-cell>
          <table:table-cell table:style-name="ce5" table:formula="of:=[.I7]/[.I19]/12" office:value-type="float" office:value="5.93464514627714" calcext:value-type="float">
            <text:p>5,93</text:p>
          </table:table-cell>
          <table:table-cell table:style-name="ce5" table:formula="of:=[.J7]/[.J19]/12" office:value-type="float" office:value="4.03841234912876" calcext:value-type="float">
            <text:p>4,0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5" table:formula="of:=[.C8]/[.C20]/12" office:value-type="float" office:value="2.65875993664048" calcext:value-type="float">
            <text:p>2,66</text:p>
          </table:table-cell>
          <table:table-cell table:style-name="ce5" table:formula="of:=[.D8]/[.D20]/12" office:value-type="float" office:value="2.68773962891856" calcext:value-type="float">
            <text:p>2,69</text:p>
          </table:table-cell>
          <table:table-cell table:style-name="ce5" table:formula="of:=[.E8]/[.E20]/12" office:value-type="float" office:value="2.70382374008374" calcext:value-type="float">
            <text:p>2,70</text:p>
          </table:table-cell>
          <table:table-cell table:style-name="ce5" table:formula="of:=[.F8]/[.F20]/12" office:value-type="float" office:value="2.72668010858163" calcext:value-type="float">
            <text:p>2,73</text:p>
          </table:table-cell>
          <table:table-cell table:style-name="ce5" table:formula="of:=[.G8]/[.G20]/12" office:value-type="float" office:value="2.74339911887176" calcext:value-type="float">
            <text:p>2,74</text:p>
          </table:table-cell>
          <table:table-cell table:style-name="ce5" table:formula="of:=[.H8]/[.H20]/12" office:value-type="float" office:value="2.72944341083968" calcext:value-type="float">
            <text:p>2,73</text:p>
          </table:table-cell>
          <table:table-cell table:style-name="ce5" table:formula="of:=[.I8]/[.I20]/12" office:value-type="float" office:value="2.80364522766736" calcext:value-type="float">
            <text:p>2,80</text:p>
          </table:table-cell>
          <table:table-cell table:style-name="ce5" table:formula="of:=[.J8]/[.J20]/12" office:value-type="float" office:value="1.98701824566557" calcext:value-type="float">
            <text:p>1,99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5" table:formula="of:=[.C9]/[.C21]/12" office:value-type="float" office:value="1.35946210256903" calcext:value-type="float">
            <text:p>1,36</text:p>
          </table:table-cell>
          <table:table-cell table:style-name="ce5" table:formula="of:=[.D9]/[.D21]/12" office:value-type="float" office:value="1.5022091593484" calcext:value-type="float">
            <text:p>1,50</text:p>
          </table:table-cell>
          <table:table-cell table:style-name="ce5" table:formula="of:=[.E9]/[.E21]/12" office:value-type="float" office:value="1.3454290766901" calcext:value-type="float">
            <text:p>1,35</text:p>
          </table:table-cell>
          <table:table-cell table:style-name="ce5" table:formula="of:=[.F9]/[.F21]/12" office:value-type="float" office:value="1.69578456752854" calcext:value-type="float">
            <text:p>1,70</text:p>
          </table:table-cell>
          <table:table-cell table:style-name="ce5" table:formula="of:=[.G9]/[.G21]/12" office:value-type="float" office:value="2.20132034426346" calcext:value-type="float">
            <text:p>2,20</text:p>
          </table:table-cell>
          <table:table-cell table:style-name="ce5" table:formula="of:=[.H9]/[.H21]/12" office:value-type="float" office:value="2.05552961117222" calcext:value-type="float">
            <text:p>2,06</text:p>
          </table:table-cell>
          <table:table-cell table:style-name="ce5" table:formula="of:=[.I9]/[.I21]/12" office:value-type="float" office:value="1.41215186944051" calcext:value-type="float">
            <text:p>1,41</text:p>
          </table:table-cell>
          <table:table-cell table:style-name="ce5" table:formula="of:=[.J9]/[.J21]/12" office:value-type="float" office:value="1.03029447617343" calcext:value-type="float">
            <text:p>1,03</text:p>
          </table:table-cell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mm" fo:margin-left="0mm" fo:margin-right="0mm" fo:margin-bottom="2.77mm"/>
      </style:header-style>
      <style:footer-style>
        <style:header-footer-properties fo:min-height="7mm" fo:margin-left="0mm" fo:margin-right="0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.00.0000</text:date>, <text:time style:data-style-name="N2" text:time-value="17:15:59.96732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ransky Adam</meta:initial-creator>
    <meta:editing-cycles>6</meta:editing-cycles>
    <meta:print-date>2016-12-15T09:18:25</meta:print-date>
    <meta:creation-date>2016-11-14T13:21:14</meta:creation-date>
    <dc:date>2017-02-03T17:33:02.275002011</dc:date>
    <dc:language>cs-CZ</dc:language>
    <meta:editing-duration>PT19M19S</meta:editing-duration>
    <meta:generator>LibreOffice/5.1.4.2$Linux_X86_64 LibreOffice_project/10m0$Build-2</meta:generator>
    <meta:document-statistic meta:table-count="1" meta:cell-count="2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